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0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9" style:parent-style-name="Heading1" style:family="paragraph">
      <style:text-properties style:font-name="Verdana" fo:font-size="10pt" style:font-size-asian="10pt" style:font-size-complex="10pt"/>
    </style:style>
    <style:style style:name="P110" style:parent-style-name="Standard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3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admin to add a scholarship.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System should allow admin to delete a scholarship.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student to apply for a scholarship.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tudent to view his scholarship status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 should allow signatory to return an application.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System should allow signatory to forward an application.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h text:style-name="P109" text:outline-level="1">Reviewer’s Comments:<text:line-break/></text:h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pattregarde</dc:creator>
    <meta:creation-date>2016-02-28T13:17:00Z</meta:creation-date>
    <dc:date>2016-02-28T13:17:00Z</dc:date>
    <meta:print-date>2006-07-28T14:33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32" meta:character-count="886" meta:row-count="6" meta:non-whitespace-character-count="755"/>
  </office:meta>
</office:document-meta>
</file>